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50%" draw:fill="solid" draw:fill-color="#808080" draw:opacity="100%" draw:textarea-horizontal-align="justify" draw:textarea-vertical-align="middle" draw:auto-grow-height="false" fo:min-height="17.657cm" fo:min-width="24.265cm"/>
    </style:style>
    <style:style style:name="gr2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16.364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b8ffb8" draw:opacity="100%" draw:textarea-vertical-align="middle" fo:min-height="1.126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17cm" fo:min-width="0.832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0.87cm" fo:padding-top="0.2cm" fo:padding-bottom="0.2cm" fo:padding-left="0.325cm" fo:padding-right="0.325cm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1.44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0.772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2.06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cc00" loext:opacity="100%" loext:color-lum-mod="100%" loext:color-lum-off="0%" fo:font-size="18pt"/>
    </style:style>
    <style:style style:name="P4" style:family="paragraph">
      <loext:graphic-properties draw:fill="solid" draw:fill-color="#b8ffb8" draw:opacity="100%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dc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66ccff" loext:opacity="100%" loext:color-lum-mod="100%" loext:color-lum-off="0%" fo:font-size="18pt"/>
    </style:style>
    <style:style style:name="P8" style:family="paragraph">
      <loext:graphic-properties draw:fill="solid" draw:fill-color="#cccccc" draw:opacity="100%"/>
      <style:paragraph-properties fo:text-align="center" style:writing-mode="lr-tb"/>
    </style:style>
    <style:style style:name="P9" style:family="paragraph">
      <loext:graphic-properties draw:fill="solid" draw:fill-color="#ff6600" draw:opacity="100%"/>
      <style:paragraph-properties fo:text-align="center" style:writing-mode="lr-tb"/>
    </style:style>
    <style:style style:name="T1" style:family="text">
      <style:text-properties fo:color="#ffcc00" loext:opacity="100%" fo:font-size="18pt"/>
    </style:style>
    <style:style style:name="T2" style:family="text">
      <style:text-properties fo:color="#66ccff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17.907cm" svg:x="0.746cm" svg:y="3.5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876cm" svg:height="16.764cm" svg:x="1.254cm" svg:y="4.048cm">
          <draw:text-box>
            <text:p text:style-name="P2"><text:span text:style-name="T1">Campus All</text:span></text:p>
            <text:p text:style-name="P2"><text:span text:style-name="T1"/></text:p>
          </draw:text-box>
        </draw:frame>
        <draw:frame draw:style-name="gr3" draw:text-style-name="P4" draw:layer="layout" svg:width="2.032cm" svg:height="1.482cm" svg:x="20.304cm" svg:y="5.487cm">
          <draw:text-box>
            <text:p text:style-name="P2">Gym</text:p>
          </draw:text-box>
        </draw:frame>
        <draw:custom-shape draw:style-name="gr4" draw:text-style-name="P6" draw:layer="layout" svg:width="2.032cm" svg:height="2.12cm" svg:x="3.945cm" svg:y="4.81cm">
          <text:p text:style-name="P5">Library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5" draw:text-style-name="P7" draw:layer="layout" svg:width="4.977cm" svg:height="1.062cm" svg:x="2.778cm" svg:y="7.558cm">
          <draw:text-box>
            <text:p text:style-name="P2"><text:span text:style-name="T2">Library Electric</text:span></text:p>
          </draw:text-box>
        </draw:frame>
        <draw:frame draw:style-name="gr6" draw:text-style-name="P3" draw:layer="layout" svg:width="5.842cm" svg:height="1.27cm" svg:x="1.889cm" svg:y="12.176cm">
          <draw:text-box>
            <text:p text:style-name="P2"><text:span text:style-name="T1">Dining Hall All</text:span></text:p>
          </draw:text-box>
        </draw:frame>
        <draw:frame draw:style-name="gr7" draw:text-style-name="P8" draw:layer="layout" svg:width="2.54cm" svg:height="1.799cm" svg:x="3.159cm" svg:y="9.909cm">
          <draw:text-box>
            <text:p text:style-name="P2">Dining Hall</text:p>
          </draw:text-box>
        </draw:frame>
        <draw:g>
          <draw:g>
            <draw:frame draw:style-name="gr8" draw:text-style-name="P9" draw:layer="layout" svg:width="4.026cm" svg:height="1.128cm" svg:x="18.907cm" svg:y="17.108cm">
              <draw:text-box>
                <text:p text:style-name="P2">Great Dorm</text:p>
              </draw:text-box>
            </draw:frame>
            <draw:frame draw:style-name="gr9" draw:text-style-name="P9" draw:layer="layout" svg:width="1.047cm" svg:height="2.416cm" svg:x="21.886cm" svg:y="14.716cm">
              <draw:text-box>
                <text:p/>
              </draw:text-box>
            </draw:frame>
          </draw:g>
        </draw:g>
        <draw:frame draw:style-name="gr10" draw:text-style-name="P8" draw:layer="layout" svg:width="3.556cm" svg:height="2.519cm" svg:x="19.669cm" svg:y="9.022cm">
          <draw:text-box>
            <text:p text:style-name="P2">Theater</text:p>
          </draw:text-box>
        </draw:frame>
        <draw:frame draw:style-name="gr6" draw:text-style-name="P3" draw:layer="layout" svg:width="5.842cm" svg:height="1.27cm" svg:x="18.399cm" svg:y="12.303cm">
          <draw:text-box>
            <text:p text:style-name="P2"><text:span text:style-name="T1"><text:s/></text:span><text:span text:style-name="T1">Theater All</text:span></text:p>
          </draw:text-box>
        </draw:frame>
        <draw:frame draw:style-name="gr6" draw:text-style-name="P3" draw:layer="layout" svg:width="5.842cm" svg:height="1.27cm" svg:x="18.018cm" svg:y="18.907cm">
          <draw:text-box>
            <text:p text:style-name="P2"><text:span text:style-name="T1">Great Dorm Al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Huss-Lederman</meta:initial-creator>
    <meta:creation-date>2021-02-19T13:08:27.730930242</meta:creation-date>
    <dc:date>2022-10-31T16:32:34.453982690</dc:date>
    <dc:creator>Steven Huss-Lederman</dc:creator>
    <meta:editing-duration>PT58M2S</meta:editing-duration>
    <meta:editing-cycles>10</meta:editing-cycles>
    <meta:generator>LibreOffice/7.4.1.2$MacOSX_X86_64 LibreOffice_project/3c58a8f3a960df8bc8fd77b461821e42c061c5f0</meta:generator>
    <meta:document-statistic meta:object-count="14"/>
  </office:meta>
</office:document-meta>
</file>